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 officeooo:rsid="001013d3" officeooo:paragraph-rsid="001013d3"/>
    </style:style>
    <style:style style:name="P2" style:family="paragraph" style:parent-style-name="Standard">
      <style:paragraph-properties fo:text-align="start" style:justify-single-word="false"/>
      <style:text-properties fo:language="ru" fo:country="RU" officeooo:rsid="001013d3" officeooo:paragraph-rsid="001013d3"/>
    </style:style>
    <style:style style:name="P3" style:family="paragraph" style:parent-style-name="Standard">
      <style:paragraph-properties fo:text-align="start" style:justify-single-word="false"/>
      <style:text-properties fo:language="ru" fo:country="RU" fo:font-weight="bold" officeooo:rsid="001013d3" officeooo:paragraph-rsid="001013d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normal" officeooo:rsid="001013d3" officeooo:paragraph-rsid="001013d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officeooo:rsid="0011dcaa" officeooo:paragraph-rsid="0011dcaa"/>
    </style:style>
    <style:style style:name="P6" style:family="paragraph" style:parent-style-name="Standard">
      <style:paragraph-properties fo:text-align="center" style:justify-single-word="false"/>
      <style:text-properties fo:language="ru" fo:country="RU" officeooo:rsid="001013d3" officeooo:paragraph-rsid="001013d3"/>
    </style:style>
    <style:style style:name="P7" style:family="paragraph" style:parent-style-name="Standard">
      <style:paragraph-properties fo:text-align="center" style:justify-single-word="false"/>
      <style:text-properties fo:language="ru" fo:country="RU" officeooo:rsid="00144666" officeooo:paragraph-rsid="00144666"/>
    </style:style>
    <style:style style:name="P8" style:family="paragraph" style:parent-style-name="Standard">
      <style:paragraph-properties fo:text-align="start" style:justify-single-word="false"/>
      <style:text-properties fo:language="ru" fo:country="RU" officeooo:rsid="00144666" officeooo:paragraph-rsid="00144666"/>
    </style:style>
    <style:style style:name="P9" style:family="paragraph" style:parent-style-name="Standard">
      <style:paragraph-properties fo:text-align="start" style:justify-single-word="false"/>
      <style:text-properties fo:language="ru" fo:country="RU" fo:font-weight="bold" officeooo:rsid="0015cd66" officeooo:paragraph-rsid="0015cd6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ru" fo:country="RU" fo:font-weight="normal" officeooo:rsid="0015cd66" officeooo:paragraph-rsid="0015cd6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ru" fo:country="RU" fo:font-weight="normal" officeooo:rsid="001013d3" officeooo:paragraph-rsid="001013d3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ru" fo:country="RU" officeooo:rsid="001700c9" officeooo:paragraph-rsid="001700c9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a58d8" officeooo:paragraph-rsid="001a58d8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18f8a3"/>
    </style:style>
    <style:style style:name="P15" style:family="paragraph" style:parent-style-name="Standard">
      <style:paragraph-properties fo:text-align="start" style:justify-single-word="false"/>
      <style:text-properties fo:font-weight="bold" officeooo:rsid="001a58d8" officeooo:paragraph-rsid="001a58d8" style:font-weight-asian="bold" style:font-weight-complex="bold"/>
    </style:style>
    <style:style style:name="T1" style:family="text">
      <style:text-properties officeooo:rsid="00139d5b"/>
    </style:style>
    <style:style style:name="T2" style:family="text">
      <style:text-properties officeooo:rsid="001700c9"/>
    </style:style>
    <style:style style:name="T3" style:family="text">
      <style:text-properties fo:color="#000000" style:font-name="Courier New" fo:font-size="10pt" style:font-size-asian="10pt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013d3"/>
    </style:style>
    <style:style style:name="T6" style:family="text">
      <style:text-properties fo:language="ru" fo:country="RU" officeooo:rsid="0018f8a3"/>
    </style:style>
    <style:style style:name="T7" style:family="text">
      <style:text-properties officeooo:rsid="001a58d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ёт по лабораторной работе №4</text:p>
      <text:p text:style-name="P1">Все описанные функции находятся в паке с отчётом</text:p>
      <text:p text:style-name="P7">Задание 1.</text:p>
      <text:p text:style-name="P8">Реализовано файлом сценарием</text:p>
      <text:p text:style-name="P8">lab4t1.m</text:p>
      <text:p text:style-name="P9">Результат выполнения:</text:p>
      <text:p text:style-name="P10">&gt;&gt; lab4t1()</text:p>
      <text:p text:style-name="P10">Patr a)</text:p>
      <text:p text:style-name="P10"/>
      <text:p text:style-name="P10">V =</text:p>
      <text:p text:style-name="P10"/>
      <text:p text:style-name="P10"><text:s text:c="3"/>0.4254 <text:s text:c="12"/>0.2722 <text:s text:c="12"/>0.2372 - 0.0930i <text:s text:c="2"/>0.2372 + 0.0930i</text:p>
      <text:p text:style-name="P10"><text:s text:c="3"/>0.5235 <text:s text:c="11"/>-0.6594 <text:s text:c="12"/>0.1186 - 0.2789i <text:s text:c="2"/>0.1186 + 0.2789i</text:p>
      <text:p text:style-name="P10"><text:s text:c="3"/>0.4751 <text:s text:c="12"/>0.2700 <text:s text:c="11"/>-0.0257 + 0.5564i <text:s/>-0.0257 - 0.5564i</text:p>
      <text:p text:style-name="P10"><text:s text:c="3"/>0.5651 <text:s text:c="12"/>0.6467 <text:s text:c="11"/>-0.7300 <text:s text:c="11"/>-0.7300 <text:s text:c="9"/></text:p>
      <text:p text:style-name="P10"/>
      <text:p text:style-name="P10"/>
      <text:p text:style-name="P10">D =</text:p>
      <text:p text:style-name="P10"/>
      <text:p text:style-name="P10"><text:s text:c="3"/>2.1396 <text:s text:c="17"/>0 <text:s text:c="17"/>0 <text:s text:c="17"/>0 <text:s text:c="9"/></text:p>
      <text:p text:style-name="P10"><text:s text:c="8"/>0 <text:s text:c="12"/>0.3277 <text:s text:c="17"/>0 <text:s text:c="17"/>0 <text:s text:c="9"/></text:p>
      <text:p text:style-name="P10"><text:s text:c="8"/>0 <text:s text:c="17"/>0 <text:s text:c="12"/>0.4900 + 0.3262i <text:s text:c="7"/>0 <text:s text:c="9"/></text:p>
      <text:p text:style-name="P10"><text:s text:c="8"/>0 <text:s text:c="17"/>0 <text:s text:c="17"/>0 <text:s text:c="12"/>0.4900 - 0.3262i</text:p>
      <text:p text:style-name="P10"/>
      <text:p text:style-name="P10">A*U</text:p>
      <text:p text:style-name="P10"/>
      <text:p text:style-name="P10">ans =</text:p>
      <text:p text:style-name="P10"/>
      <text:p text:style-name="P10"><text:s text:c="3"/>0.9101 <text:s text:c="12"/>0.0892 <text:s text:c="12"/>0.1466 + 0.0318i <text:s text:c="2"/>0.1466 - 0.0318i</text:p>
      <text:p text:style-name="P10"><text:s text:c="3"/>1.1201 <text:s text:c="11"/>-0.2161 <text:s text:c="12"/>0.1491 - 0.0980i <text:s text:c="2"/>0.1491 + 0.0980i</text:p>
      <text:p text:style-name="P10"><text:s text:c="3"/>1.0165 <text:s text:c="12"/>0.0885 <text:s text:c="11"/>-0.1941 + 0.2643i <text:s/>-0.1941 - 0.2643i</text:p>
      <text:p text:style-name="P10"><text:s text:c="3"/>1.2090 <text:s text:c="12"/>0.2119 <text:s text:c="11"/>-0.3577 - 0.2381i <text:s/>-0.3577 + 0.2381i</text:p>
      <text:p text:style-name="P10"/>
      <text:p text:style-name="P10">U*R</text:p>
      <text:p text:style-name="P10"/>
      <text:p text:style-name="P10">ans =</text:p>
      <text:p text:style-name="P10"/>
      <text:p text:style-name="P10"><text:s text:c="3"/>0.9101 <text:s text:c="12"/>0.0892 <text:s text:c="12"/>0.1466 + 0.0318i <text:s text:c="2"/>0.1466 - 0.0318i</text:p>
      <text:p text:style-name="P10"><text:s text:c="3"/>1.1201 <text:s text:c="11"/>-0.2161 <text:s text:c="12"/>0.1491 - 0.0980i <text:s text:c="2"/>0.1491 + 0.0980i</text:p>
      <text:p text:style-name="P10"><text:s text:c="3"/>1.0165 <text:s text:c="12"/>0.0885 <text:s text:c="11"/>-0.1941 + 0.2643i <text:s/>-0.1941 - 0.2643i</text:p>
      <text:p text:style-name="P10"><text:s text:c="3"/>1.2090 <text:s text:c="12"/>0.2119 <text:s text:c="11"/>-0.3577 - 0.2381i <text:s/>-0.3577 + 0.2381i</text:p>
      <text:p text:style-name="P10"/>
      <text:p text:style-name="P10">Part b)</text:p>
      <text:p text:style-name="P10">eig for A</text:p>
      <text:p text:style-name="P10"/>
      <text:p text:style-name="P10">ans =</text:p>
      <text:p text:style-name="P10"/>
      <text:p text:style-name="P10"><text:s text:c="2"/>22.8828 <text:s text:c="9"/></text:p>
      <text:p text:style-name="P10"><text:s text:c="2"/>-5.1711 <text:s text:c="9"/></text:p>
      <text:p text:style-name="P10"><text:soft-page-break/><text:s text:c="3"/>2.6441 + 0.8207i</text:p>
      <text:p text:style-name="P10"><text:s text:c="3"/>2.6441 - 0.8207i</text:p>
      <text:p text:style-name="P10"/>
      <text:p text:style-name="P10">eig for B</text:p>
      <text:p text:style-name="P10"/>
      <text:p text:style-name="P10">ans =</text:p>
      <text:p text:style-name="P10"/>
      <text:p text:style-name="P10"><text:s text:c="2"/>22.8828 <text:s text:c="9"/></text:p>
      <text:p text:style-name="P10"><text:s text:c="2"/>-5.1711 <text:s text:c="9"/></text:p>
      <text:p text:style-name="P10"><text:s text:c="3"/>2.6441 + 0.8207i</text:p>
      <text:p text:style-name="P10"><text:s text:c="3"/>2.6441 - 0.8207i</text:p>
      <text:p text:style-name="P1">Задание <text:span text:style-name="T1">2</text:span>.</text:p>
      <text:p text:style-name="P12">Пункт 1.</text:p>
      <text:p text:style-name="P2">Реализовано функцией [a , b , c] = leontModIsProd(A). На вход подаётся матрица прямых затрат А <text:s/>на выходе 3 логических переменных </text:p>
      <text:p text:style-name="P2">1) a == true =&gt; Норма матрицы A, рассчитываемая как максимальное значение суммы элементов по столбцам, меньше единицы (достаточный признак).</text:p>
      <text:p text:style-name="P2">2) b == true =&gt; Условие Хаукинса-Саймона выполнено</text:p>
      <text:p text:style-name="P2">3) с == true =&gt; Матрица (E - A ) обратима, причем все элементы матрицы (E — A) неотрицательны.</text:p>
      <text:p text:style-name="P5">Так же участвуют функции getMMinors.m — ищет миноры, и get1Norm.m — ищет заданную норму.</text:p>
      <text:p text:style-name="P2"/>
      <text:p text:style-name="P3"><text:span text:style-name="T7">Результат</text:span> выполнения:</text:p>
      <text:p text:style-name="P4">&gt;&gt; A = [0.004 0.129 0.101 0.015 0.021; 0.36 0.222 0.094 0.125 0.19; 0.123 0.024 0.352 0.034 0.044; 0.072 0.120 0.102 0.176 0.230; 0.212 0.9 0.17 0.189 0.115]</text:p>
      <text:p text:style-name="P4"/>
      <text:p text:style-name="P4">A =</text:p>
      <text:p text:style-name="P4"/>
      <text:p text:style-name="P4"><text:s text:c="4"/>0.0040 <text:s text:c="3"/>0.1290 <text:s text:c="3"/>0.1010 <text:s text:c="3"/>0.0150 <text:s text:c="3"/>0.0210</text:p>
      <text:p text:style-name="P4"><text:s text:c="4"/>0.3600 <text:s text:c="3"/>0.2220 <text:s text:c="3"/>0.0940 <text:s text:c="3"/>0.1250 <text:s text:c="3"/>0.1900</text:p>
      <text:p text:style-name="P4"><text:s text:c="4"/>0.1230 <text:s text:c="3"/>0.0240 <text:s text:c="3"/>0.3520 <text:s text:c="3"/>0.0340 <text:s text:c="3"/>0.0440</text:p>
      <text:p text:style-name="P4"><text:s text:c="4"/>0.0720 <text:s text:c="3"/>0.1200 <text:s text:c="3"/>0.1020 <text:s text:c="3"/>0.1760 <text:s text:c="3"/>0.2300</text:p>
      <text:p text:style-name="P4"><text:s text:c="4"/>0.2120 <text:s text:c="3"/>0.9000 <text:s text:c="3"/>0.1700 <text:s text:c="3"/>0.1890 <text:s text:c="3"/>0.1150</text:p>
      <text:p text:style-name="P4"/>
      <text:p text:style-name="P4">&gt;&gt; [a , b , c] = leontModIsProd(A)</text:p>
      <text:p text:style-name="P4"/>
      <text:p text:style-name="P4">a =</text:p>
      <text:p text:style-name="P4"/>
      <text:p text:style-name="P4"><text:s text:c="5"/>0</text:p>
      <text:p text:style-name="P4"/>
      <text:p text:style-name="P4"/>
      <text:p text:style-name="P4">b =</text:p>
      <text:p text:style-name="P4"/>
      <text:p text:style-name="P4"><text:s text:c="5"/>1</text:p>
      <text:p text:style-name="P4"/>
      <text:p text:style-name="P4"/>
      <text:p text:style-name="P4">c = <text:span text:style-name="T2">1</text:span></text:p>
      <text:p text:style-name="P4"/>
      <text:p text:style-name="P12"><text:soft-page-break/>Пункт 2. </text:p>
      <text:p text:style-name="P14"><text:span text:style-name="T5">Реализовано функцией </text:span><text:span text:style-name="T3"><text:s/>leontModResults(A, in , y , DE)</text:span></text:p>
      <text:p text:style-name="P14"><text:span text:style-name="T6">Входные данные A — матрица прямых затрат, in — имена отраслей, y — вектор конечного потребления, DE — вектор амортизационных расходов. </text:span></text:p>
      <text:p text:style-name="P15"><text:span text:style-name="T6">Р</text:span><text:span text:style-name="T4">езультат выполения: </text:span></text:p>
      <text:p text:style-name="P13"><text:span text:style-name="T4">&gt;&gt; A</text:span></text:p>
      <text:p text:style-name="P13"><text:span text:style-name="T4"/></text:p>
      <text:p text:style-name="P13"><text:span text:style-name="T4">A =</text:span></text:p>
      <text:p text:style-name="P13"><text:span text:style-name="T4"/></text:p>
      <text:p text:style-name="P13"><text:span text:style-name="T4"><text:s text:c="4"/>0.0040 <text:s text:c="3"/>0.1290 <text:s text:c="3"/>0.1010 <text:s text:c="3"/>0.0150 <text:s text:c="3"/>0.0210</text:span></text:p>
      <text:p text:style-name="P13"><text:span text:style-name="T4"><text:s text:c="4"/>0.3600 <text:s text:c="3"/>0.2220 <text:s text:c="3"/>0.0940 <text:s text:c="3"/>0.1250 <text:s text:c="3"/>0.1900</text:span></text:p>
      <text:p text:style-name="P13"><text:span text:style-name="T4"><text:s text:c="4"/>0.1230 <text:s text:c="3"/>0.0240 <text:s text:c="3"/>0.3520 <text:s text:c="3"/>0.0340 <text:s text:c="3"/>0.0440</text:span></text:p>
      <text:p text:style-name="P13"><text:span text:style-name="T4"><text:s text:c="4"/>0.0720 <text:s text:c="3"/>0.1200 <text:s text:c="3"/>0.1020 <text:s text:c="3"/>0.1760 <text:s text:c="3"/>0.2300</text:span></text:p>
      <text:p text:style-name="P13"><text:span text:style-name="T4"><text:s text:c="4"/>0.2120 <text:s text:c="3"/>0.9000 <text:s text:c="3"/>0.1700 <text:s text:c="3"/>0.1890 <text:s text:c="3"/>0.1150</text:span></text:p>
      <text:p text:style-name="P13"><text:span text:style-name="T4"/></text:p>
      <text:p text:style-name="P13"><text:span text:style-name="T4">&gt;&gt; in</text:span></text:p>
      <text:p text:style-name="P13"><text:span text:style-name="T4"/></text:p>
      <text:p text:style-name="P13"><text:span text:style-name="T4">in =</text:span></text:p>
      <text:p text:style-name="P13"><text:span text:style-name="T4"/></text:p>
      <text:p text:style-name="P13"><text:span text:style-name="T4">ABCDE</text:span></text:p>
      <text:p text:style-name="P13"><text:span text:style-name="T4"/></text:p>
      <text:p text:style-name="P13"><text:span text:style-name="T4">&gt;&gt; y</text:span></text:p>
      <text:p text:style-name="P13"><text:span text:style-name="T4"/></text:p>
      <text:p text:style-name="P13"><text:span text:style-name="T4">y =</text:span></text:p>
      <text:p text:style-name="P13"><text:span text:style-name="T4"/></text:p>
      <text:p text:style-name="P13"><text:span text:style-name="T4"><text:s text:c="8"/>1290 <text:s text:c="7"/>2300 <text:s text:c="7"/>4120 <text:s text:c="7"/>5550 <text:s text:c="7"/>1100</text:span></text:p>
      <text:p text:style-name="P13"><text:span text:style-name="T4"/></text:p>
      <text:p text:style-name="P13"><text:span text:style-name="T4">&gt;&gt; DE</text:span></text:p>
      <text:p text:style-name="P13"><text:span text:style-name="T4">??? Undefined function or variable 'DE'.</text:span></text:p>
      <text:p text:style-name="P13"><text:span text:style-name="T4"><text:s/></text:span></text:p>
      <text:p text:style-name="P13"><text:span text:style-name="T4">&gt;&gt; de</text:span></text:p>
      <text:p text:style-name="P13"><text:span text:style-name="T4"/></text:p>
      <text:p text:style-name="P13"><text:span text:style-name="T4">de =</text:span></text:p>
      <text:p text:style-name="P13"><text:span text:style-name="T4"/></text:p>
      <text:p text:style-name="P13"><text:span text:style-name="T4"><text:s text:c="9"/>600 <text:s text:c="8"/>200 <text:s text:c="8"/>300 <text:s text:c="8"/>400 <text:s text:c="7"/>1000</text:span></text:p>
      <text:p text:style-name="P13"><text:span text:style-name="T4"/></text:p>
      <text:p text:style-name="P13"><text:span text:style-name="T4">&gt;&gt; leontModResults(A , in , y , de)</text:span></text:p>
      <text:p text:style-name="P13"><text:span text:style-name="T4">gross output for industry A 5039.6473</text:span></text:p>
      <text:p text:style-name="P13"><text:span text:style-name="T4">gross output for industry B 15002.7353</text:span></text:p>
      <text:p text:style-name="P13"><text:span text:style-name="T4">gross output for industry C 10357.1685</text:span></text:p>
      <text:p text:style-name="P13"><text:span text:style-name="T4">gross output for industry D 17163.7329</text:span></text:p>
      <text:p text:style-name="P13"><text:span text:style-name="T4">gross output for industry E 23362.1821</text:span></text:p>
      <text:p text:style-name="P13"><text:span text:style-name="T4">mejotraslevie postavki matrix</text:span></text:p>
      <text:p text:style-name="P13"><text:span text:style-name="T4"/></text:p>
      <text:p text:style-name="P13"><text:span text:style-name="T4">X =</text:span></text:p>
      <text:p text:style-name="P13"><text:span text:style-name="T4"/></text:p>
      <text:p text:style-name="P13"><text:span text:style-name="T4"><text:s text:c="2"/>1.0e+004 *</text:span></text:p>
      <text:p text:style-name="P13"><text:span text:style-name="T4"/></text:p>
      <text:p text:style-name="P13"><text:span text:style-name="T4"><text:s text:c="4"/>0.0020 <text:s text:c="3"/>0.5401 <text:s text:c="3"/>0.1274 <text:s text:c="3"/>0.1236 <text:s text:c="3"/>0.4953</text:span></text:p>
      <text:p text:style-name="P13"><text:soft-page-break/><text:span text:style-name="T4"><text:s text:c="4"/>0.0650 <text:s text:c="3"/>0.3331 <text:s text:c="3"/>0.0249 <text:s text:c="3"/>0.2060 <text:s text:c="3"/>2.1026</text:span></text:p>
      <text:p text:style-name="P13"><text:span text:style-name="T4"><text:s text:c="4"/>0.0509 <text:s text:c="3"/>0.1410 <text:s text:c="3"/>0.3646 <text:s text:c="3"/>0.1751 <text:s text:c="3"/>0.3972</text:span></text:p>
      <text:p text:style-name="P13"><text:span text:style-name="T4"><text:s text:c="4"/>0.0076 <text:s text:c="3"/>0.1875 <text:s text:c="3"/>0.0352 <text:s text:c="3"/>0.3021 <text:s text:c="3"/>0.4415</text:span></text:p>
      <text:p text:style-name="P13"><text:span text:style-name="T4"><text:s text:c="4"/>0.0106 <text:s text:c="3"/>0.2851 <text:s text:c="3"/>0.0456 <text:s text:c="3"/>0.3948 <text:s text:c="3"/>0.2687</text:span></text:p>
      <text:p text:style-name="P13"><text:span text:style-name="T4"/></text:p>
      <text:p text:style-name="P13"><text:span text:style-name="T4">full costs matrix</text:span></text:p>
      <text:p text:style-name="P13"><text:span text:style-name="T4"/></text:p>
      <text:p text:style-name="P13"><text:span text:style-name="T4">B =</text:span></text:p>
      <text:p text:style-name="P13"><text:span text:style-name="T4"/></text:p>
      <text:p text:style-name="P13"><text:span text:style-name="T4"><text:s text:c="4"/>1.2572 <text:s text:c="3"/>0.4510 <text:s text:c="3"/>0.3320 <text:s text:c="3"/>0.1466 <text:s text:c="3"/>0.1812</text:span></text:p>
      <text:p text:style-name="P13"><text:span text:style-name="T4"><text:s text:c="4"/>1.2113 <text:s text:c="3"/>2.4901 <text:s text:c="3"/>0.8464 <text:s text:c="3"/>0.6100 <text:s text:c="3"/>0.7639</text:span></text:p>
      <text:p text:style-name="P13"><text:span text:style-name="T4"><text:s text:c="4"/>0.4500 <text:s text:c="3"/>0.4498 <text:s text:c="3"/>1.7766 <text:s text:c="3"/>0.2069 <text:s text:c="3"/>0.2493</text:span></text:p>
      <text:p text:style-name="P13"><text:span text:style-name="T4"><text:s text:c="4"/>0.8443 <text:s text:c="3"/>1.2961 <text:s text:c="3"/>0.7762 <text:s text:c="3"/>1.6322 <text:s text:c="3"/>0.7611</text:span></text:p>
      <text:p text:style-name="P13"><text:span text:style-name="T4"><text:s text:c="4"/>1.7997 <text:s text:c="3"/>3.0035 <text:s text:c="3"/>1.4473 <text:s text:c="3"/>1.0437 <text:s text:c="3"/>2.160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4" meta:paragraph-count="108" meta:word-count="521" meta:character-count="4056" meta:non-whitespace-character-count="2571"/>
  </office:meta>
</office:document-meta>
</file>